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d0a" officeooo:paragraph-rsid="000f0d0a"/>
    </style:style>
    <style:style style:name="P2" style:family="paragraph" style:parent-style-name="Standard">
      <style:text-properties officeooo:paragraph-rsid="000f1cde"/>
    </style:style>
    <style:style style:name="P3" style:family="paragraph" style:parent-style-name="Standard">
      <style:text-properties officeooo:rsid="000f1cde" officeooo:paragraph-rsid="000f1cde"/>
    </style:style>
    <style:style style:name="P4" style:family="paragraph" style:parent-style-name="Standard">
      <style:text-properties officeooo:rsid="000f8c9e" officeooo:paragraph-rsid="000f8c9e"/>
    </style:style>
    <style:style style:name="T1" style:family="text">
      <style:text-properties officeooo:rsid="000f0d0a"/>
    </style:style>
    <style:style style:name="T2" style:family="text">
      <style:text-properties fo:language="fr" fo:country="FR"/>
    </style:style>
    <style:style style:name="T3" style:family="text">
      <style:text-properties fo:language="fr" fo:country="FR" style:font-size-asian="10.5pt"/>
    </style:style>
    <style:style style:name="T4" style:family="text">
      <style:text-properties officeooo:rsid="000f1cde"/>
    </style:style>
    <style:style style:name="T5" style:family="text">
      <style:text-properties officeooo:rsid="000f8c9e"/>
    </style:style>
    <style:style style:name="T6" style:family="text">
      <style:text-properties officeooo:rsid="0010e7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project that I will present is a website created for the village library in <text:span text:style-name="T2">Espère.</text:span></text:p>
      <text:p text:style-name="P1">I worked on this project with two other students of Simplon, Emile and <text:span text:style-name="T2">Mikael.</text:span></text:p>
      <text:p text:style-name="P1"><text:span text:style-name="T3">Mikael</text:span> was the project originator and he met with the library team prior to <text:s/>our first and only meeting with them in the Simplon school. <text:span text:style-name="T4">It was during this initial meeting that the design was decided and wireframes were created.</text:span></text:p>
      <text:p text:style-name="P2"><text:span text:style-name="T1">The library team wanted to have a website to showcase their catalog of books, dvds and cds and announce upcoming events at the village library. </text:span></text:p>
      <text:p text:style-name="P2"><text:span text:style-name="T1">They needed a site that was easy for them to update and this determined our choice to use the content management system (CMS) “Wordpress” to create the site.</text:span></text:p>
      <text:p text:style-name="P3"/>
      <text:p text:style-name="P3">We had some problems in the beginning of the project as we had decided to use a “no cost “remote server so that we could all work on the site at the same time. </text:p>
      <text:p text:style-name="P3">This free server was very slow and we were not able to work at a normal pace. <text:s/></text:p>
      <text:p text:style-name="P3">Eventually, we transferred the site to a server domain that one of the team had previously purchased but was not using.</text:p>
      <text:p text:style-name="P3">We divided up the tasks to avoid erasing each others work. </text:p>
      <text:p text:style-name="P3">We used a Wordpress theme that the client chose and we updated this using various plugins such as <text:span text:style-name="T6">a newsletter plugin, </text:span>a carousel feature to display photos of past events and <text:span text:style-name="T5">a plugin that allowed “.pdf” files to be shown and downloaded by the user. </text:span></text:p>
      <text:p text:style-name="P4">The client was satisfied with the result and this site is now available on the we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4:07:42.159331878</meta:creation-date>
    <meta:generator>LibreOffice/6.0.0.3$Linux_X86_64 LibreOffice_project/64a0f66915f38c6217de274f0aa8e15618924765</meta:generator>
    <dc:date>2018-06-14T14:28:45.260629297</dc:date>
    <meta:editing-duration>PT21M8S</meta:editing-duration>
    <meta:editing-cycles>4</meta:editing-cycles>
    <meta:document-statistic meta:table-count="0" meta:image-count="0" meta:object-count="0" meta:page-count="1" meta:paragraph-count="11" meta:word-count="267" meta:character-count="1444" meta:non-whitespace-character-count="1181"/>
  </office:meta>
</office:document-meta>
</file>